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fill-color="#99ff66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287cm" svg:height="13.335cm" svg:x="1.127cm" svg:y="1.127cm">
          <text:p/>
        </draw:rect>
        <draw:circle draw:style-name="gr2" draw:text-style-name="P1" draw:layer="layout" svg:width="4.826cm" svg:height="4.826cm" draw:transform="rotate (-0.533372619410553) translate (2.816cm 1.124cm)">
          <text:p/>
        </draw:circle>
        <draw:rect draw:style-name="gr3" draw:text-style-name="P1" draw:layer="layout" svg:width="1.039cm" svg:height="0.237cm" draw:transform="skewX (0.00418879020478566) rotate (-0.530929158457761) translate (4.362cm 2.22cm)">
          <text:p/>
        </draw:rect>
        <draw:rect draw:style-name="gr4" draw:text-style-name="P2" draw:layer="layout" svg:width="0.508cm" svg:height="0.508cm" svg:x="3.089cm" svg:y="1.427cm">
          <text:p text:style-name="P1"><text:span text:style-name="T1">A</text:span></text:p>
        </draw:rect>
        <draw:rect draw:style-name="gr4" draw:text-style-name="P2" draw:layer="layout" svg:width="0.469cm" svg:height="0.508cm" svg:x="3.69cm" svg:y="1.427cm">
          <text:p text:style-name="P1"><text:span text:style-name="T1">B</text:span></text:p>
        </draw:rect>
        <draw:rect draw:style-name="gr3" draw:text-style-name="P1" draw:layer="layout" svg:width="1.038cm" svg:height="0.237cm" draw:transform="skewX (0.0127409035395562) rotate (-0.530580092607362) translate (2.198cm 5.935cm)">
          <text:p/>
        </draw:rect>
        <draw:rect draw:style-name="gr3" draw:text-style-name="P1" draw:layer="layout" svg:width="1.038cm" svg:height="0.238cm" draw:transform="skewX (0.00837758040957121) rotate (1.03951810248763) translate (5.146cm 5.898cm)">
          <text:p/>
        </draw:rect>
        <draw:rect draw:style-name="gr3" draw:text-style-name="P1" draw:layer="layout" svg:width="1.039cm" svg:height="0.237cm" draw:transform="skewX (0.00418879020478566) rotate (1.03986716833803) translate (1.432cm 3.734cm)">
          <text:p/>
        </draw:rect>
        <draw:circle draw:style-name="gr2" draw:text-style-name="P1" draw:layer="layout" svg:width="4.826cm" svg:height="4.826cm" draw:transform="rotate (-0.533372619410553) translate (2.816cm 1.125cm)">
          <text:p/>
        </draw:circle>
        <draw:rect draw:style-name="gr3" draw:text-style-name="P1" draw:layer="layout" svg:width="1.039cm" svg:height="0.237cm" draw:transform="skewX (0.00418879020478566) rotate (-0.530929158457761) translate (4.362cm 2.221cm)">
          <text:p/>
        </draw:rect>
        <draw:rect draw:style-name="gr4" draw:text-style-name="P2" draw:layer="layout" svg:width="0.508cm" svg:height="0.508cm" svg:x="3.089cm" svg:y="1.428cm">
          <text:p text:style-name="P1"><text:span text:style-name="T1">A</text:span></text:p>
        </draw:rect>
        <draw:rect draw:style-name="gr4" draw:text-style-name="P2" draw:layer="layout" svg:width="0.496cm" svg:height="0.508cm" svg:x="3.69cm" svg:y="1.428cm">
          <text:p text:style-name="P1"><text:span text:style-name="T1">B</text:span></text:p>
        </draw:rect>
        <draw:rect draw:style-name="gr3" draw:text-style-name="P1" draw:layer="layout" svg:width="1.038cm" svg:height="0.237cm" draw:transform="skewX (0.0127409035395562) rotate (-0.530580092607362) translate (2.198cm 5.936cm)">
          <text:p/>
        </draw:rect>
        <draw:rect draw:style-name="gr3" draw:text-style-name="P1" draw:layer="layout" svg:width="1.038cm" svg:height="0.238cm" draw:transform="skewX (0.00837758040957121) rotate (1.03951810248763) translate (5.146cm 5.899cm)">
          <text:p/>
        </draw:rect>
        <draw:rect draw:style-name="gr3" draw:text-style-name="P1" draw:layer="layout" svg:width="1.039cm" svg:height="0.237cm" draw:transform="skewX (0.00418879020478566) rotate (1.03986716833803) translate (1.432cm 3.735cm)">
          <text:p/>
        </draw:rect>
        <draw:circle draw:style-name="gr2" draw:text-style-name="P1" draw:layer="layout" svg:width="4.826cm" svg:height="4.826cm" draw:transform="rotate (-0.00977384381235271) translate (6.358cm 2.019cm)">
          <text:p/>
        </draw:circle>
        <draw:rect draw:style-name="gr3" draw:text-style-name="P1" draw:layer="layout" svg:width="1.039cm" svg:height="0.237cm" draw:transform="skewX (0.0041887902047856) rotate (-0.00733038285956169) translate (8.245cm 2.195cm)">
          <text:p/>
        </draw:rect>
        <draw:rect draw:style-name="gr4" draw:text-style-name="P2" draw:layer="layout" svg:width="0.508cm" svg:height="0.508cm" svg:x="8.169cm" svg:y="1.454cm">
          <text:p text:style-name="P1"><text:span text:style-name="T1">A</text:span></text:p>
        </draw:rect>
        <draw:rect draw:style-name="gr4" draw:text-style-name="P2" draw:layer="layout" svg:width="0.496cm" svg:height="0.508cm" svg:x="8.77cm" svg:y="1.454cm">
          <text:p text:style-name="P1"><text:span text:style-name="T1">B</text:span></text:p>
        </draw:rect>
        <draw:rect draw:style-name="gr3" draw:text-style-name="P1" draw:layer="layout" svg:width="1.038cm" svg:height="0.237cm" draw:transform="skewX (0.0127409035395562) rotate (-0.00698131700916196) translate (8.228cm 6.495cm)">
          <text:p/>
        </draw:rect>
        <draw:rect draw:style-name="gr3" draw:text-style-name="P1" draw:layer="layout" svg:width="1.038cm" svg:height="0.238cm" draw:transform="skewX (0.0083775804095712) rotate (1.56311687808583) translate (10.762cm 4.988cm)">
          <text:p/>
        </draw:rect>
        <draw:rect draw:style-name="gr3" draw:text-style-name="P1" draw:layer="layout" svg:width="1.039cm" svg:height="0.237cm" draw:transform="skewX (0.0041887902047856) rotate (1.56346594393623) translate (6.464cm 4.972cm)">
          <text:p/>
        </draw:rect>
        <draw:circle draw:style-name="gr2" draw:text-style-name="P1" draw:layer="layout" svg:width="4.826cm" svg:height="4.826cm" draw:transform="rotate (-0.00977384381235271) translate (6.358cm 2.02cm)">
          <text:p/>
        </draw:circle>
        <draw:rect draw:style-name="gr3" draw:text-style-name="P1" draw:layer="layout" svg:width="1.039cm" svg:height="0.237cm" draw:transform="skewX (0.0041887902047856) rotate (-0.00733038285956169) translate (8.245cm 2.196cm)">
          <text:p/>
        </draw:rect>
        <draw:rect draw:style-name="gr4" draw:text-style-name="P2" draw:layer="layout" svg:width="0.508cm" svg:height="0.508cm" svg:x="8.169cm" svg:y="1.455cm">
          <text:p text:style-name="P1"><text:span text:style-name="T1">A</text:span></text:p>
        </draw:rect>
        <draw:rect draw:style-name="gr3" draw:text-style-name="P1" draw:layer="layout" svg:width="1.038cm" svg:height="0.237cm" draw:transform="skewX (0.0127409035395562) rotate (-0.00698131700916196) translate (8.228cm 6.496cm)">
          <text:p/>
        </draw:rect>
        <draw:rect draw:style-name="gr3" draw:text-style-name="P1" draw:layer="layout" svg:width="1.038cm" svg:height="0.238cm" draw:transform="skewX (0.0083775804095712) rotate (1.56311687808583) translate (10.763cm 4.989cm)">
          <text:p/>
        </draw:rect>
        <draw:rect draw:style-name="gr3" draw:text-style-name="P1" draw:layer="layout" svg:width="1.039cm" svg:height="0.237cm" draw:transform="skewX (0.0041887902047856) rotate (1.56346594393623) translate (6.465cm 4.972cm)">
          <text:p/>
        </draw:rect>
        <draw:circle draw:style-name="gr2" draw:text-style-name="P1" draw:layer="layout" svg:width="4.826cm" svg:height="4.826cm" draw:transform="rotate (-0.266860842631069) translate (1.845cm 8.196cm)">
          <text:p/>
        </draw:circle>
        <draw:rect draw:style-name="gr3" draw:text-style-name="P1" draw:layer="layout" svg:width="1.039cm" svg:height="0.237cm" draw:transform="skewX (0.00418879020478558) rotate (-0.264417381678278) translate (3.625cm 8.846cm)">
          <text:p/>
        </draw:rect>
        <draw:rect draw:style-name="gr4" draw:text-style-name="P2" draw:layer="layout" svg:width="0.508cm" svg:height="0.508cm" svg:x="2.958cm" svg:y="8.158cm">
          <text:p text:style-name="P1"><text:span text:style-name="T1">A</text:span></text:p>
        </draw:rect>
        <draw:rect draw:style-name="gr4" draw:text-style-name="P2" draw:layer="layout" svg:width="0.469cm" svg:height="0.508cm" svg:x="3.559cm" svg:y="8.158cm">
          <text:p text:style-name="P1"><text:span text:style-name="T1">B</text:span></text:p>
        </draw:rect>
        <draw:rect draw:style-name="gr3" draw:text-style-name="P1" draw:layer="layout" svg:width="1.038cm" svg:height="0.237cm" draw:transform="skewX (0.0127409035395561) rotate (-0.264068315827879) translate (2.515cm 13cm)">
          <text:p/>
        </draw:rect>
        <draw:rect draw:style-name="gr3" draw:text-style-name="P1" draw:layer="layout" svg:width="1.038cm" svg:height="0.238cm" draw:transform="skewX (0.00837758040957121) rotate (1.30602987926711) translate (5.35cm 12.188cm)">
          <text:p/>
        </draw:rect>
        <draw:rect draw:style-name="gr3" draw:text-style-name="P1" draw:layer="layout" svg:width="1.039cm" svg:height="0.237cm" draw:transform="skewX (0.00418879020478558) rotate (1.30637894511751) translate (1.197cm 11.078cm)">
          <text:p/>
        </draw:rect>
        <draw:circle draw:style-name="gr2" draw:text-style-name="P1" draw:layer="layout" svg:width="4.826cm" svg:height="4.826cm" draw:transform="rotate (-0.266860842631069) translate (1.845cm 8.197cm)">
          <text:p/>
        </draw:circle>
        <draw:rect draw:style-name="gr3" draw:text-style-name="P1" draw:layer="layout" svg:width="1.039cm" svg:height="0.237cm" draw:transform="skewX (0.00418879020478558) rotate (-0.264417381678278) translate (3.625cm 8.847cm)">
          <text:p/>
        </draw:rect>
        <draw:rect draw:style-name="gr4" draw:text-style-name="P2" draw:layer="layout" svg:width="0.508cm" svg:height="0.508cm" svg:x="2.958cm" svg:y="8.159cm">
          <text:p text:style-name="P1"><text:span text:style-name="T1">A</text:span></text:p>
        </draw:rect>
        <draw:rect draw:style-name="gr4" draw:text-style-name="P2" draw:layer="layout" svg:width="0.496cm" svg:height="0.508cm" svg:x="3.559cm" svg:y="8.159cm">
          <text:p text:style-name="P1"><text:span text:style-name="T1">B</text:span></text:p>
        </draw:rect>
        <draw:rect draw:style-name="gr3" draw:text-style-name="P1" draw:layer="layout" svg:width="1.038cm" svg:height="0.237cm" draw:transform="skewX (0.0127409035395561) rotate (-0.264068315827879) translate (2.516cm 13.001cm)">
          <text:p/>
        </draw:rect>
        <draw:rect draw:style-name="gr3" draw:text-style-name="P1" draw:layer="layout" svg:width="1.038cm" svg:height="0.238cm" draw:transform="skewX (0.00837758040957121) rotate (1.30602987926711) translate (5.35cm 12.189cm)">
          <text:p/>
        </draw:rect>
        <draw:rect draw:style-name="gr3" draw:text-style-name="P1" draw:layer="layout" svg:width="1.039cm" svg:height="0.237cm" draw:transform="skewX (0.00418879020478558) rotate (1.30637894511751) translate (1.197cm 11.079cm)">
          <text:p/>
        </draw:rect>
        <draw:rect draw:style-name="gr5" draw:text-style-name="P2" draw:layer="layout" svg:width="0.508cm" svg:height="0.182cm" svg:x="3.089cm" svg:y="1.254cm">
          <text:p/>
        </draw:rect>
        <draw:rect draw:style-name="gr5" draw:text-style-name="P2" draw:layer="layout" svg:width="0.497cm" svg:height="0.182cm" svg:x="3.689cm" svg:y="1.254cm">
          <text:p/>
        </draw:rect>
        <draw:rect draw:style-name="gr6" draw:text-style-name="P2" draw:layer="layout" svg:width="0.508cm" svg:height="0.182cm" svg:x="8.17cm" svg:y="1.281cm">
          <text:p/>
        </draw:rect>
        <draw:rect draw:style-name="gr6" draw:text-style-name="P2" draw:layer="layout" svg:width="0.497cm" svg:height="0.182cm" svg:x="8.77cm" svg:y="1.281cm">
          <text:p/>
        </draw:rect>
        <draw:rect draw:style-name="gr5" draw:text-style-name="P2" draw:layer="layout" svg:width="0.508cm" svg:height="0.182cm" svg:x="2.96cm" svg:y="7.985cm">
          <text:p/>
        </draw:rect>
        <draw:rect draw:style-name="gr6" draw:text-style-name="P2" draw:layer="layout" svg:width="0.497cm" svg:height="0.182cm" svg:x="3.56cm" svg:y="7.985cm">
          <text:p/>
        </draw:rect>
        <draw:frame draw:style-name="gr7" draw:layer="layout" svg:width="2.509cm" svg:height="0.963cm" svg:x="2.428cm" svg:y="6.969cm">
          <draw:text-box>
            <text:p>Caso 1</text:p>
          </draw:text-box>
        </draw:frame>
        <draw:frame draw:style-name="gr7" draw:layer="layout" svg:width="2.509cm" svg:height="0.963cm" svg:x="7.604cm" svg:y="6.895cm">
          <draw:text-box>
            <text:p>Caso 2</text:p>
          </draw:text-box>
        </draw:frame>
        <draw:frame draw:style-name="gr7" draw:layer="layout" svg:width="2.509cm" svg:height="0.963cm" svg:x="2.389cm" svg:y="13.499cm">
          <draw:text-box>
            <text:p>Caso 3</text:p>
          </draw:text-box>
        </draw:frame>
        <draw:circle draw:style-name="gr2" draw:text-style-name="P1" draw:layer="layout" svg:width="4.826cm" svg:height="4.826cm" draw:transform="rotate (0.255341669566722) translate (5.892cm 9.434cm)">
          <text:p/>
        </draw:circle>
        <draw:rect draw:style-name="gr3" draw:text-style-name="P1" draw:layer="layout" svg:width="1.039cm" svg:height="0.237cm" draw:transform="skewX (0.00418879020478561) rotate (0.257785130519514) translate (7.759cm 9.11cm)">
          <text:p/>
        </draw:rect>
        <draw:rect draw:style-name="gr4" draw:text-style-name="P2" draw:layer="layout" svg:width="0.508cm" svg:height="0.508cm" svg:x="8.258cm" svg:y="8.158cm">
          <text:p text:style-name="P1"><text:span text:style-name="T1">A</text:span></text:p>
        </draw:rect>
        <draw:rect draw:style-name="gr4" draw:text-style-name="P2" draw:layer="layout" svg:width="0.469cm" svg:height="0.508cm" svg:x="8.859cm" svg:y="8.158cm">
          <text:p text:style-name="P1"><text:span text:style-name="T1">B</text:span></text:p>
        </draw:rect>
        <draw:rect draw:style-name="gr3" draw:text-style-name="P1" draw:layer="layout" svg:width="1.038cm" svg:height="0.237cm" draw:transform="skewX (0.0127409035395561) rotate (0.258134196369913) translate (8.869cm 13.264cm)">
          <text:p/>
        </draw:rect>
        <draw:rect draw:style-name="gr3" draw:text-style-name="P1" draw:layer="layout" svg:width="1.038cm" svg:height="0.238cm" draw:transform="skewX (0.00837758040957121) rotate (1.82823239146371) translate (10.921cm 11.146cm)">
          <text:p/>
        </draw:rect>
        <draw:rect draw:style-name="gr3" draw:text-style-name="P1" draw:layer="layout" svg:width="1.039cm" svg:height="0.237cm" draw:transform="skewX (0.00418879020478558) rotate (1.82858145731411) translate (6.768cm 12.256cm)">
          <text:p/>
        </draw:rect>
        <draw:circle draw:style-name="gr2" draw:text-style-name="P1" draw:layer="layout" svg:width="4.826cm" svg:height="4.826cm" draw:transform="rotate (0.255341669566722) translate (5.892cm 9.435cm)">
          <text:p/>
        </draw:circle>
        <draw:rect draw:style-name="gr3" draw:text-style-name="P1" draw:layer="layout" svg:width="1.039cm" svg:height="0.237cm" draw:transform="skewX (0.00418879020478561) rotate (0.257785130519514) translate (7.759cm 9.111cm)">
          <text:p/>
        </draw:rect>
        <draw:rect draw:style-name="gr4" draw:text-style-name="P2" draw:layer="layout" svg:width="0.508cm" svg:height="0.508cm" svg:x="8.258cm" svg:y="8.159cm">
          <text:p text:style-name="P1"><text:span text:style-name="T1">A</text:span></text:p>
        </draw:rect>
        <draw:rect draw:style-name="gr4" draw:text-style-name="P2" draw:layer="layout" svg:width="0.496cm" svg:height="0.508cm" svg:x="8.859cm" svg:y="8.159cm">
          <text:p text:style-name="P1"><text:span text:style-name="T1">B</text:span></text:p>
        </draw:rect>
        <draw:rect draw:style-name="gr3" draw:text-style-name="P1" draw:layer="layout" svg:width="1.038cm" svg:height="0.237cm" draw:transform="skewX (0.0127409035395561) rotate (0.258134196369913) translate (8.87cm 13.264cm)">
          <text:p/>
        </draw:rect>
        <draw:rect draw:style-name="gr3" draw:text-style-name="P1" draw:layer="layout" svg:width="1.038cm" svg:height="0.238cm" draw:transform="skewX (0.00837758040957121) rotate (1.82823239146371) translate (10.921cm 11.147cm)">
          <text:p/>
        </draw:rect>
        <draw:rect draw:style-name="gr3" draw:text-style-name="P1" draw:layer="layout" svg:width="1.039cm" svg:height="0.237cm" draw:transform="skewX (0.00418879020478558) rotate (1.82858145731411) translate (6.768cm 12.256cm)">
          <text:p/>
        </draw:rect>
        <draw:rect draw:style-name="gr6" draw:text-style-name="P2" draw:layer="layout" svg:width="0.508cm" svg:height="0.182cm" svg:x="8.26cm" svg:y="7.985cm">
          <text:p/>
        </draw:rect>
        <draw:rect draw:style-name="gr5" draw:text-style-name="P2" draw:layer="layout" svg:width="0.497cm" svg:height="0.182cm" svg:x="8.86cm" svg:y="7.985cm">
          <text:p/>
        </draw:rect>
        <draw:frame draw:style-name="gr7" draw:layer="layout" svg:width="2.509cm" svg:height="0.963cm" svg:x="7.689cm" svg:y="13.499cm">
          <draw:text-box>
            <text:p>Caso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5T21:50:48.62</dc:date>
    <dc:creator>ian </dc:creator>
    <meta:editing-duration>PT10H5M7S</meta:editing-duration>
    <meta:editing-cycles>85</meta:editing-cycles>
    <meta:generator>OpenOffice/4.1.3$Win32 OpenOffice.org_project/413m1$Build-9783</meta:generator>
    <meta:document-statistic meta:object-count="68"/>
  </office:meta>
</office:document-meta>
</file>